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A4000000AA0BC1C74F8A03DADC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officeooo:paragraph-rsid="00160805"/>
    </style:style>
    <style:style style:name="P2" style:family="paragraph" style:parent-style-name="Standard">
      <style:paragraph-properties fo:text-align="center" style:justify-single-word="false"/>
      <style:text-properties officeooo:paragraph-rsid="00160805"/>
    </style:style>
    <style:style style:name="P3" style:family="paragraph" style:parent-style-name="Standard">
      <style:paragraph-properties fo:text-align="start" style:justify-single-word="false"/>
      <style:text-properties officeooo:paragraph-rsid="00160805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16080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60805"/>
    </style:style>
    <style:style style:name="P6" style:family="paragraph" style:parent-style-name="Standard">
      <style:paragraph-properties fo:text-align="start" style:justify-single-word="false"/>
      <style:text-properties officeooo:paragraph-rsid="00160805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officeooo:paragraph-rsid="00160805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paragraph-rsid="00160805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style:text-underline-style="none" officeooo:paragraph-rsid="00160805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officeooo:paragraph-rsid="00160805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font-name="Liberation Serif1"/>
    </style:style>
    <style:style style:name="T7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2.01" style:data-style-name="N0">2.01</text:variable-set>: Density</text:p>
      <text:p text:style-name="P2"/>
      <text:list xml:id="list5198762809989961341" text:style-name="L1">
        <text:list-item>
          <text:p text:style-name="P5">You are thinking about buying a water bed to use in your second-floor bedroom. <text:s/>The dimensions of the water bed are 1.83 m x 2.13 m x 0.229 m. <text:s/>The floor can tolerate a weight of no more than 6660 N. Find the weight of the water in the bed, and determine if you should purchase this bed.</text:p>
        </text:list-item>
      </text:list>
      <text:p text:style-name="P3"/>
      <text:p text:style-name="P3"/>
      <text:p text:style-name="P3"/>
      <text:p text:style-name="P3"/>
      <text:p text:style-name="P3"/>
      <text:list xml:id="list152903122595083" text:continue-numbering="true" text:style-name="L1">
        <text:list-item>
          <text:p text:style-name="P5">The Georgia state capital is covered in Gold Leaf – gold that has been pounded into a thin sheet, with a thickness of 3 x 10<text:span text:style-name="T1">-7</text:span> m. <text:s/>The dome is a half-sphere with a diameter of 22.86 meters. <text:s/>Find the mass of the gold that covers the dome.</text:p>
        </text:list-item>
      </text:list>
      <text:p text:style-name="P3"/>
      <text:p text:style-name="P4"/>
      <text:p text:style-name="P4"/>
      <text:p text:style-name="P4"/>
      <text:p text:style-name="P4"/>
      <text:p text:style-name="P4"/>
      <text:list xml:id="list152903426031090" text:continue-numbering="true" text:style-name="L1">
        <text:list-item>
          <text:p text:style-name="P5">The sun has a radius of 6.96 x 10<text:span text:style-name="T1">8</text:span> m, and a mass of 1.998 x 10<text:span text:style-name="T1">30</text:span> kg. <text:s/>Saturn has a radius of 6 x 10<text:span text:style-name="T1">7</text:span> m, and a mass of 5.7 x 10<text:span text:style-name="T1">26</text:span> kg. <text:s/>Imaging that there were an enormous ocean, capable of holding the Sun and Saturn at the same time. <text:s/></text:p>
          <text:list>
            <text:list-item>
              <text:p text:style-name="P5">Would the sun float or sink? <text:s/>Justify your answer.</text:p>
            </text:list-item>
          </text:list>
        </text:list-item>
      </text:list>
      <text:p text:style-name="P3"/>
      <text:p text:style-name="P3"><text:line-break/></text:p>
      <text:list xml:id="list152904588185070" text:continue-numbering="true" text:style-name="L1">
        <text:list-item>
          <text:list>
            <text:list-item>
              <text:p text:style-name="P5">Would Saturn float or sink? <text:s/>Justify your answer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52904014821710" text:continue-numbering="true" text:style-name="L1">
        <text:list-item>
          <text:p text:style-name="P5"/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1"><draw:image xlink:href="Pictures/10000201000000A4000000AA0BC1C74F8A03DADC.png" xlink:type="simple" xlink:show="embed" xlink:actuate="onLoad"/></draw:frame> <text:s text:c="20"/>Name:<text:tab/><text:tab/><text:date style:data-style-name="N37" text:date-value="2017-08-29T15:29:02.707681842" text:date-adjust="PT24H00M00S">08/30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7:23:25.182212476</meta:creation-date>
    <meta:editing-duration>PT1M28S</meta:editing-duration>
    <meta:editing-cycles>4</meta:editing-cycles>
    <meta:generator>LibreOffice/5.2.7.2$Linux_X86_64 LibreOffice_project/20$Build-2</meta:generator>
    <dc:date>2017-08-29T15:29:02.643731449</dc:date>
    <meta:document-statistic meta:table-count="0" meta:image-count="2" meta:object-count="0" meta:page-count="1" meta:paragraph-count="10" meta:word-count="192" meta:character-count="978" meta:non-whitespace-character-count="754"/>
  </office:meta>
</office:document-meta>
</file>